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ce181e"/>
    </style:style>
    <style:style style:name="ce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ce181e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glyph-orientation-vertical="0" style:text-align-source="fix" style:repeat-content="false" fo:border="0.06pt solid #000000" style:direction="ltr" style:rotation-angle="9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="0.06pt solid #000000"/>
      <style:text-properties fo:color="#ef413d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tyle="italic" style:font-style-asian="italic" style:font-style-complex="italic"/>
    </style:style>
    <style:style style:name="ce1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2"/>
        <table:table-column table:style-name="co2" table:number-columns-repeated="17" table:default-cell-style-name="ce9"/>
        <table:table-column table:style-name="co3" table:default-cell-style-name="ce15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HEREKE MESLEKİ VE TEKNİK ANADOLU LİSESİ</text:p>
          </table:table-cell>
          <table:covered-table-cell table:number-columns-repeated="18" table:style-name="ce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9" table:number-rows-spanned="1">
            <text:p>WEB TASARIM VE PROGRAMLAMA DERSİ</text:p>
          </table:table-cell>
          <table:covered-table-cell table:number-columns-repeated="18" table:style-name="ce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9" table:number-rows-spanned="1">
            <text:p>1.DÖNEM UYGULAMA SINAVI CEVAP DEĞERLENDİRME FORMU</text:p>
          </table:table-cell>
          <table:covered-table-cell table:number-columns-repeated="18" table:style-name="ce5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Genel</text:p>
          </table:table-cell>
          <table:covered-table-cell table:style-name="ce2"/>
          <table:table-cell table:style-name="ce6" office:value-type="string" calcext:value-type="string" table:number-columns-spanned="7" table:number-rows-spanned="1">
            <text:p>SORU1</text:p>
          </table:table-cell>
          <table:covered-table-cell table:number-columns-repeated="6" table:style-name="ce2"/>
          <table:table-cell table:style-name="ce6" office:value-type="string" calcext:value-type="string" table:number-columns-spanned="8" table:number-rows-spanned="1">
            <text:p>SORU2</text:p>
          </table:table-cell>
          <table:covered-table-cell table:number-columns-repeated="7" table:style-name="ce2"/>
          <table:table-cell table:style-name="ce2"/>
          <table:table-cell table:number-columns-repeated="1005"/>
        </table:table-row>
        <table:table-row table:style-name="ro4">
          <table:table-cell/>
          <table:table-cell table:style-name="ce7" office:value-type="string" calcext:value-type="string">
            <text:p>dosya isimlendirme</text:p>
          </table:table-cell>
          <table:table-cell table:style-name="ce7" office:value-type="string" calcext:value-type="string">
            <text:p>mail atabilme</text:p>
          </table:table-cell>
          <table:table-cell table:style-name="ce7" office:value-type="string" calcext:value-type="string">
            <text:p>meta etiketi</text:p>
          </table:table-cell>
          <table:table-cell table:style-name="ce7" office:value-type="string" calcext:value-type="string">
            <text:p>kod düzeni</text:p>
          </table:table-cell>
          <table:table-cell table:style-name="ce7" office:value-type="string" calcext:value-type="string">
            <text:p>padding ayarları</text:p>
          </table:table-cell>
          <table:table-cell table:style-name="ce7" office:value-type="string" calcext:value-type="string">
            <text:p>blok ayarları</text:p>
          </table:table-cell>
          <table:table-cell table:style-name="ce7" office:value-type="string" calcext:value-type="string">
            <text:p>renk ayarları</text:p>
          </table:table-cell>
          <table:table-cell table:style-name="ce7" office:value-type="string" calcext:value-type="string">
            <text:p>Class – id yazımı</text:p>
          </table:table-cell>
          <table:table-cell table:style-name="ce7" office:value-type="string" calcext:value-type="string">
            <text:p>görsel doğruluk</text:p>
          </table:table-cell>
          <table:table-cell table:style-name="ce12" office:value-type="string" calcext:value-type="string">
            <text:p>ul kullanımı</text:p>
          </table:table-cell>
          <table:table-cell table:style-name="ce12" office:value-type="string" calcext:value-type="string">
            <text:p>alt menu yapabilme</text:p>
          </table:table-cell>
          <table:table-cell table:style-name="ce7" office:value-type="string" calcext:value-type="string">
            <text:p>li kullanımı</text:p>
          </table:table-cell>
          <table:table-cell table:style-name="ce7" office:value-type="string" calcext:value-type="string">
            <text:p>li işareti kaldırmak</text:p>
          </table:table-cell>
          <table:table-cell table:style-name="ce7" office:value-type="string" calcext:value-type="string">
            <text:p>yatay menu yapmak</text:p>
          </table:table-cell>
          <table:table-cell table:style-name="ce7" office:value-type="string" calcext:value-type="string">
            <text:p>a nın sitilini değiştirme</text:p>
          </table:table-cell>
          <table:table-cell table:style-name="ce7" office:value-type="string" calcext:value-type="string">
            <text:p>zemin renklendirme</text:p>
          </table:table-cell>
          <table:table-cell table:style-name="ce7" office:value-type="string" calcext:value-type="string">
            <text:p>hover yapabilme</text:p>
          </table:table-cell>
          <table:table-cell table:style-name="ce14" office:value-type="string" calcext:value-type="string">
            <text:p>TOPLAM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d Soyad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8" table:style-name="ce10" office:value-type="float" office:value="5" calcext:value-type="float">
            <text:p>5</text:p>
          </table:table-cell>
          <table:table-cell table:style-name="ce10" table:formula="of:=SUM([.B7:.R7])" office:value-type="float" office:value="100" calcext:value-type="float">
            <text:p>100</text:p>
          </table:table-cell>
          <table:table-cell table:style-name="ce16" table:number-columns-repeated="1005"/>
        </table:table-row>
        <table:table-row table:style-name="ro3">
          <table:table-cell office:value-type="string" calcext:value-type="string">
            <text:p>Şevval Yazıcı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R8])" office:value-type="float" office:value="24" calcext:value-type="float">
            <text:p>2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amla Aydemi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R9])" office:value-type="float" office:value="67" calcext:value-type="float">
            <text:p>6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mine Yıldı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R10])" office:value-type="float" office:value="14" calcext:value-type="float">
            <text:p>1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ra Güv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R11])" office:value-type="float" office:value="6" calcext:value-type="float">
            <text:p>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özde A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R12])" office:value-type="float" office:value="20" calcext:value-type="float">
            <text:p>2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rve Çelikdede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1" office:value-type="string" calcext:value-type="string" table:number-columns-spanned="6" table:number-rows-spanned="1">
            <text:p>muaf</text:p>
          </table:table-cell>
          <table:covered-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R13])*100/60" office:value-type="float" office:value="21.6666666666667" calcext:value-type="float">
            <text:p>21,666666666666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ojin Utanç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R14])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Yeşim Yeş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R15])" office:value-type="float" office:value="12" calcext:value-type="float">
            <text:p>1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erivan Asl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6:.R16])" office:value-type="float" office:value="18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Puanlama Başına başarı</text:p>
          </table:table-cell>
          <table:table-cell table:style-name="ce4" table:formula="of:=SUM([.B8:.B16])/(9*[.B7])" office:value-type="float" office:value="0.416666666666667" calcext:value-type="float">
            <text:p>0,416666666666667</text:p>
          </table:table-cell>
          <table:table-cell table:style-name="ce4" table:formula="of:=SUM([.C8:.C16])/(9*[.C7])" office:value-type="float" office:value="0.377777777777778" calcext:value-type="float">
            <text:p>0,377777777777778</text:p>
          </table:table-cell>
          <table:table-cell table:style-name="ce4" table:formula="of:=SUM([.D8:.D16])/(9*[.D7])" office:value-type="float" office:value="0.611111111111111" calcext:value-type="float">
            <text:p>0,611111111111111</text:p>
          </table:table-cell>
          <table:table-cell table:style-name="ce4" table:formula="of:=SUM([.E8:.E16])/(9*[.E7])" office:value-type="float" office:value="0.111111111111111" calcext:value-type="float">
            <text:p>0,111111111111111</text:p>
          </table:table-cell>
          <table:table-cell table:style-name="ce4" table:formula="of:=SUM([.F8:.F16])/(9*[.F7])" office:value-type="float" office:value="0.0444444444444444" calcext:value-type="float">
            <text:p>0,044444444444445</text:p>
          </table:table-cell>
          <table:table-cell table:style-name="ce4" table:formula="of:=SUM([.G8:.G16])/(9*[.G7])" office:value-type="float" office:value="0.0555555555555556" calcext:value-type="float">
            <text:p>0,055555555555556</text:p>
          </table:table-cell>
          <table:table-cell table:style-name="ce4" table:formula="of:=SUM([.H8:.H16])/(9*[.H7])" office:value-type="float" office:value="0.111111111111111" calcext:value-type="float">
            <text:p>0,111111111111111</text:p>
          </table:table-cell>
          <table:table-cell table:style-name="ce4" table:formula="of:=SUM([.I8:.I16])/(9*[.I7])" office:value-type="float" office:value="0.111111111111111" calcext:value-type="float">
            <text:p>0,111111111111111</text:p>
          </table:table-cell>
          <table:table-cell table:style-name="ce4" table:formula="of:=SUM([.J8:.J16])/(9*[.J7])" office:value-type="float" office:value="0.037037037037037" calcext:value-type="float">
            <text:p>0,037037037037037</text:p>
          </table:table-cell>
          <table:table-cell table:style-name="ce13" table:formula="of:=SUM([.K8:.K16])/(9*[.K7])" office:value-type="float" office:value="0.844444444444444" calcext:value-type="float">
            <text:p>0,844444444444444</text:p>
          </table:table-cell>
          <table:table-cell table:style-name="ce4" table:formula="of:=SUM([.L8:.L16])/(9*[.L7])" office:value-type="float" office:value="0.288888888888889" calcext:value-type="float">
            <text:p>0,288888888888889</text:p>
          </table:table-cell>
          <table:table-cell table:style-name="ce13" table:formula="of:=SUM([.M8:.M16])/(9*[.M7])" office:value-type="float" office:value="0.733333333333333" calcext:value-type="float">
            <text:p>0,733333333333333</text:p>
          </table:table-cell>
          <table:table-cell table:style-name="ce4" table:formula="of:=SUM([.N8:.N16])/(9*[.N7])" office:value-type="float" office:value="0.222222222222222" calcext:value-type="float">
            <text:p>0,222222222222222</text:p>
          </table:table-cell>
          <table:table-cell table:style-name="ce4" table:formula="of:=SUM([.O8:.O16])/(9*[.O7])" office:value-type="float" office:value="0.222222222222222" calcext:value-type="float">
            <text:p>0,222222222222222</text:p>
          </table:table-cell>
          <table:table-cell table:style-name="ce4" table:formula="of:=SUM([.P8:.P16])/(9*[.P7])" office:value-type="float" office:value="0.333333333333333" calcext:value-type="float">
            <text:p>0,333333333333333</text:p>
          </table:table-cell>
          <table:table-cell table:style-name="ce4" table:formula="of:=SUM([.Q8:.Q16])/(9*[.Q7])" office:value-type="float" office:value="0.0666666666666667" calcext:value-type="float">
            <text:p>0,066666666666667</text:p>
          </table:table-cell>
          <table:table-cell table:style-name="ce4" table:formula="of:=SUM([.R8:.R16])/(9*[.R7])" office:value-type="float" office:value="0.0666666666666667" calcext:value-type="float">
            <text:p>0,066666666666667</text:p>
          </table:table-cell>
          <table:table-cell table:formula="of:=AVERAGE([.B17:.R17])" office:value-type="float" office:value="0.273747276688453" calcext:value-type="float">
            <text:p>0,273747276688453</text:p>
          </table:table-cell>
          <table:table-cell table:number-columns-repeated="1005"/>
        </table:table-row>
        <table:table-row table:style-name="ro3" table:number-rows-repeated="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Default" office:value-type="string" calcext:value-type="string">
            <text:p>Sınıf Ortalaması</text:p>
          </table:table-cell>
          <table:table-cell table:style-name="Default" table:formula="of:=AVERAGE([.S9:.S17])" office:value-type="float" office:value="20.4378237714839" calcext:value-type="float">
            <text:p>20,4378237714839</text:p>
          </table:table-cell>
          <table:table-cell table:style-name="Default" table:number-columns-repeated="17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3:23:49.118390862</meta:creation-date>
    <dc:date>2019-01-10T14:35:59.248017340</dc:date>
    <meta:editing-duration>PT20M17S</meta:editing-duration>
    <meta:editing-cycles>4</meta:editing-cycles>
    <meta:generator>LibreOffice/6.0.7.3$Linux_X86_64 LibreOffice_project/00m0$Build-3</meta:generator>
    <meta:document-statistic meta:table-count="1" meta:cell-count="230" meta:object-count="0"/>
  </office:meta>
</office:document-meta>
</file>